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>cd</text:p>
      <text:p text:style-name="P1">cd Downloads</text:p>
      <text:p text:style-name="P1"/>
      <text:p text:style-name="P1"/>
      <text:p text:style-name="P1"/>
      <text:p text:style-name="P1">wget http://ftp.wayne.edu/apache/sqoop/1.4.7/sqoop-1.4.7.bin__hadoop-2.6.0.tar.gz</text:p>
      <text:p text:style-name="P1"/>
      <text:p text:style-name="P1">tar -xvf sqoop-1.4.7.bin__hadoop-2.6.0.tar.gz</text:p>
      <text:p text:style-name="P1"/>
      <text:p text:style-name="P1">ls</text:p>
      <text:p text:style-name="P1"/>
      <text:p text:style-name="P1">sudo mv sqoop-1.4.7.bin__hadoop-2.6.0 /usr/lib/sqoop </text:p>
      <text:p text:style-name="P1"/>
      <text:p text:style-name="P1">sudo nano ~/.bashrc</text:p>
      <text:p text:style-name="P1"/>
      <text:p text:style-name="P1">export SQOOP_HOME=/usr/lib/sqoop</text:p>
      <text:p text:style-name="P1">export PATH=$PATH:$SQOOP_HOME/bin</text:p>
      <text:p text:style-name="P1"><text:soft-page-break/></text:p>
      <text:p text:style-name="P1">cd $SQOOP_HOME/conf</text:p>
      <text:p text:style-name="P1">sudo mv sqoop-env-template.sh sqoop-env.sh</text:p>
      <text:p text:style-name="P1">source ~/.bashrc</text:p>
      <text:p text:style-name="P1"/>
      <text:p text:style-name="P1">sudo nano sqoop-env.sh</text:p>
      <text:p text:style-name="P1">#Add these two links:</text:p>
      <text:p text:style-name="P1">export HADOOP_COMMON_HOME=/usr/local/hadoop</text:p>
      <text:p text:style-name="P1">export HADOOP_MAPRED_HOME=/usr/local/hadoop</text:p>
      <text:p text:style-name="P1"/>
      <text:p text:style-name="P1">cd</text:p>
      <text:p text:style-name="P1">cd Downloads</text:p>
      <text:p text:style-name="P1">wget https://dev.mysql.com/get/Downloads/Connector-J/mysql-connector-java-5.1.47.tar.gz</text:p>
      <text:p text:style-name="P1">tar -zxf mysql-connector-java-5.1.47.tar.gz</text:p>
      <text:p text:style-name="P1">cd mysql-connector-java-5.1.47</text:p>
      <text:p text:style-name="P1">sudo mv mysql-connector-java-5.1.47-bin.jar /usr/lib/sqoop/lib</text:p>
      <text:p text:style-name="P1"/>
      <text:p text:style-name="P1">cd $SQOOP_HOME/bin</text:p>
      <text:p text:style-name="P1">sqoop-version</text:p>
      <text:p text:style-name="P1"/>
      <text:p text:style-name="P1"/>
      <text:p text:style-name="P1"><text:soft-page-break/>sqoop import --connect jdbc:mysql://localhost/joshi --username root -P --table attendees --m 1 --target-dir /new1 (edited)</text:p>
      <text:p text:style-name="P1">hadoop fs -cat /new1/part-m-*</text:p>
      <text:p text:style-name="P1"/>
      <text:p text:style-name="P1">sqoop import \</text:p>
      <text:p text:style-name="P1">--connect jdbc:mysql://localhost/joshi\</text:p>
      <text:p text:style-name="P1">--username root -P \</text:p>
      <text:p text:style-name="P1">--table attendees \</text:p>
      <text:p text:style-name="P1">--m 1 \</text:p>
      <text:p text:style-name="P1">--where "sector='fin'" \</text:p>
      <text:p text:style-name="P1">--target-dir /wherequer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----</text:p>
      <text:p text:style-name="P1"/>
      <text:p text:style-name="P1"/>
      <text:p text:style-name="P1"/>
      <text:p text:style-name="P1">Creating hadoop in the main user</text:p>
      <text:p text:style-name="P1"><text:soft-page-break/></text:p>
      <text:p text:style-name="P1"/>
      <text:p text:style-name="P1">Check JPS and make sure hadoop user is working.</text:p>
      <text:p text:style-name="P1"/>
      <text:p text:style-name="P1"/>
      <text:p text:style-name="P1">wget http://ftp.wayne.edu/apache/sqoop/1.4.7/sqoop-1.4.7.bin__hadoop-2.6.0.tar.gz</text:p>
      <text:p text:style-name="P1"/>
      <text:p text:style-name="P1">Download scoop</text:p>
      <text:p text:style-name="P1"/>
      <text:p text:style-name="P1"/>
      <text:p text:style-name="P1">Unzip the scoop file</text:p>
      <text:p text:style-name="P1"/>
      <text:p text:style-name="P1">tar -xvf</text:p>
      <text:p text:style-name="P1"/>
      <text:p text:style-name="P1"/>
      <text:p text:style-name="P1"/>
      <text:p text:style-name="P1"/>
      <text:p text:style-name="P1">tar -zxf mysql-connector-java-5.1.47.tar.gz</text:p>
      <text:p text:style-name="P1">cd mysql-connector-java-5.1.47.</text:p>
      <text:p text:style-name="P1">mv mysql-connector-java-5.1.47-bin.jar /usr/lib/sqoop/lib</text:p>
      <text:p text:style-name="P1"/>
      <text:p text:style-name="P1"><text:soft-page-break/>These two files must in scoop folder:</text:p>
      <text:p text:style-name="P1">Sqoop-1.4.7.jar</text:p>
      <text:p text:style-name="P1">java-json.jar</text:p>
      <text:p text:style-name="P1"/>
      <text:p text:style-name="P1">Java Connector: mysql-connector-java-5.1.46</text:p>
      <text:p text:style-name="P1"/>
      <text:p text:style-name="P1"/>
      <text:p text:style-name="P1"/>
      <text:p text:style-name="P1"/>
      <text:p text:style-name="P1">mv &lt;scoop folder&gt; /usr/lib/sqoop</text:p>
      <text:p text:style-name="P1"/>
      <text:p text:style-name="P1"/>
      <text:p text:style-name="P1">You have to set up the Sqoop environment by appending the following lines to ~/.bashrc file −</text:p>
      <text:p text:style-name="P1">#Sqoop</text:p>
      <text:p text:style-name="P1">export SQOOP_HOME=/usr/lib/sqoop export PATH=$PATH:$SQOOP_HOME/bin</text:p>
      <text:p text:style-name="P1"/>
      <text:p text:style-name="P1">source ~/.bashrc</text:p>
      <text:p text:style-name="P1"/>
      <text:p text:style-name="P1"/>
      <text:p text:style-name="P1"/>
      <text:p text:style-name="P1">To configure Sqoop with Hadoop, you need to edit the sqoop-env.sh file, which is placed in the $SQOOP_HOME/conf directory. First of all, Redirect to Sqoop config directory and copy the template file using the following command −</text:p>
      <text:p text:style-name="P1"><text:soft-page-break/></text:p>
      <text:p text:style-name="P1">$ cd $SQOOP_HOME/conf</text:p>
      <text:p text:style-name="P1">$ mv sqoop-env-template.sh sqoop-env.sh</text:p>
      <text:p text:style-name="P1"/>
      <text:p text:style-name="P1">Open sqoop-env.sh and edit the following lines −</text:p>
      <text:p text:style-name="P1"/>
      <text:p text:style-name="P1">export HADOOP_COMMON_HOME=/usr/local/hadoop</text:p>
      <text:p text:style-name="P1">export HADOOP_MAPRED_HOME=/usr/local/hadoo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 mysql</text:p>
      <text:p text:style-name="P1"/>
      <text:p text:style-name="P1"/>
      <text:p text:style-name="P1"/>
      <text:p text:style-name="P1">sudo mysql -u root</text:p>
      <text:p text:style-name="P1"><text:soft-page-break/></text:p>
      <text:p text:style-name="P1">CREATE TABLE Persons (</text:p>
      <text:p text:style-name="P1"><text:tab/>PersonID int,</text:p>
      <text:p text:style-name="P1"><text:tab/>LastName varchar(255));</text:p>
      <text:p text:style-name="P1"/>
      <text:p text:style-name="P1"/>
      <text:p text:style-name="P1">INSERT INTO Persons (PersonID, LastName)</text:p>
      <text:p text:style-name="P1">VALUES (1, 'Cardinal');</text:p>
      <text:p text:style-name="P1"/>
      <text:p text:style-name="P1"/>
      <text:p text:style-name="P1">grant all privileges on *.* to 'root'@'localhost' IDENTIFIED BY 'password' WITH GRANT OPTION</text:p>
      <text:p text:style-name="P1"/>
      <text:p text:style-name="P1">ALTER USER 'root'@'localhost' IDENTIFIED WITH mysql_native_password BY 'password';</text:p>
      <text:p text:style-name="P1"/>
      <text:p text:style-name="P1"/>
      <text:p text:style-name="P1">sudo mv <text:s/>sqoop-1.4.7.bin__hadoop-2.6.0 /usr/lib/sqoop</text:p>
      <text:p text:style-name="P1"/>
      <text:p text:style-name="P1">Move this file it worked: sqoop-1.4.7.jar</text:p>
      <text:p text:style-name="P1"/>
      <text:p text:style-name="P1"/>
      <text:p text:style-name="P1"><text:s/>sqoop import --connect jdbc:mysql://localhost/playtime --username root -P --table Persons --m 1 --target-dir /new1</text:p>
      <text:p text:style-name="P1"><text:soft-page-break/></text:p>
      <text:p text:style-name="P1"/>
      <text:p text:style-name="P1">sqoop import \</text:p>
      <text:p text:style-name="P1">--connect jdbc:mysql://localhost/playtime \</text:p>
      <text:p text:style-name="P1">--username root -P \</text:p>
      <text:p text:style-name="P1">--table Persons \</text:p>
      <text:p text:style-name="P1">--m 1 \</text:p>
      <text:p text:style-name="P1">--where "LastName ='Cardinal'" \</text:p>
      <text:p text:style-name="P1">--target-dir /wherequery</text:p>
      <text:p text:style-name="P1"/>
      <text:p text:style-name="P1"/>
      <text:p text:style-name="P1">sqoop import \</text:p>
      <text:p text:style-name="P1">--connect jdbc:mysql://localhost/playtime \</text:p>
      <text:p text:style-name="P1">--username root -P \</text:p>
      <text:p text:style-name="P1">--table Persons --m 1 \</text:p>
      <text:p text:style-name="P1">--target-dir /new1</text:p>
      <text:p text:style-name="P1"/>
      <text:p text:style-name="P1">h1@h1-VirtualBox:~/Downloads$ sudo mv java-json.jar /usr/lib/sqoop</text:p>
      <text:p text:style-name="P1"/>
      <text:p text:style-name="P1"/>
      <text:p text:style-name="P1"><text:s/>sqoop codegen \</text:p>
      <text:p text:style-name="P1"><text:soft-page-break/>--connect jdbc:mysql://localhost/playtime \</text:p>
      <text:p text:style-name="P1">--username root -P --table Persons</text:p>
      <text:p text:style-name="P1"/>
      <text:p text:style-name="P1"/>
      <text:p text:style-name="P1"/>
      <text:p text:style-name="P1"/>
      <text:p text:style-name="P1"/>
      <text:p text:style-name="P1">https://www.tutorialspoint.com/sqoop/sqoop_installation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5in" fo:margin-right="1in" fo:background-color="#ffffff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376" meta:character-count="3276" meta:non-whitespace-character-count="3010"/>
    <meta:generator>LibreOfficeDev/6.0.5.2$Linux_X86_64 LibreOffice_project/</meta:generator>
  </office:meta>
</office:document-meta>
</file>